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50663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weight="bold" officeooo:paragraph-rsid="00050663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050663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050663" style:font-weight-asian="bold" style:font-weight-complex="bold"/>
    </style:style>
    <style:style style:name="T1" style:family="text">
      <style:text-properties fo:font-variant="normal" fo:text-transform="none" fo:color="#000000" style:font-name="arial" fo:font-size="12.7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-Array: Funciones: parametros de tipo funcion (seccion 7 linea 61)</text:p>
      <text:p text:style-name="P3">Ahora si implementaremos otro problema que declare una función que reciba tres parámetros, el último de ellos es una función:</text:p>
      <text:p text:style-name="P2">.-Array: eventos (seccion 7 linea 62)</text:p>
      <text:p text:style-name="P3">Implementar un formulario que solicite la carga del nombre de usuario y su clave. Mostrar un mensaje si no se ingresan datos en alguno de los dos controles.</text:p>
      <text:p text:style-name="P3">Implementar un formulario que solicite la carga del nombre de usuario y su clave. Mostrar un mensaje si no se ingresan datos en alguno de los dos controles.</text:p>
      <text:p text:style-name="P4">La misma metodología pero utilizando funciones anónimas para cada evento el código ahora queda condensado:</text:p>
      <text:p text:style-name="Text_20_body"><text:line-break/><text:span text:style-name="T1">Veamos como implementamos el problema anterior utilizando este nuevo modelo de eventos:</text:span></text:p>
      <text:p text:style-name="P2">.-Array: eventos:click y dblclick <text:s/>(seccion 7 linea 63)</text:p>
      <text:p text:style-name="P3">Para probar como registramos estos eventos implementaremos una página que muestre dos div y definiremos el evento click para el primero y el evento dblclick para el segundo.</text:p>
      <text:p text:style-name="P1"><text:s/>Realizar un programa que muestre en un div el número 2. Cada vez que se hace doble clic sobre el mismo duplicar el valor contenido en el div.</text:p>
      <text:p text:style-name="P1"/>
      <text:p text:style-name="P2">.-Array: eventos:mousedown y mouseup (seccion 7 linea 64)</text:p>
      <text:p text:style-name="P3">Para probar estos eventos implementaremos una página que contenga dos div, a un div le asignaremos el evento mousedown y al otro el evento mouseup. Cuando ocurra el evento procederemos a cambiar el texto contenido dentro del div.</text:p>
      <text:p text:style-name="P1"><text:s text:c="4"/>Elaborar un programa que muestre un div de color rojo. Cuando se presione cambiar el color a amarillo y luego de soltar el botón del mouse volver a pintar de rojo.</text:p>
      <text:p text:style-name="P1"/>
      <text:p text:style-name="P2">.-Array: eventos:mouseover y mouseout <text:s/>(seccion 7 linea 65)</text:p>
      <text:p text:style-name="P4">Implementaremos un pequeño ejemplo que muestre un cuadrado, el mismo mostrará los bordes redondeados cuando ingresemos la flecha del mouse en su interior y volverá al estado anterior cuando retiremos la flecha.</text:p>
      <text:p text:style-name="Text_20_body"><text:soft-page-break/><text:line-break/></text:p>
      <text:p text:style-name="P1"><text:s/>Mostrar un elemento de tipo H1, luego cuando se ingrese con el mouse dentro del mismo cambiar el color a letra roja y color de fondo amarillo, luego cuando se mueva la flecha del mouse fuera del elemento volver al color original.</text:p>
      <text:p text:style-name="P1"/>
      <text:p text:style-name="P2">.-Array: eventos: mousemove (seccion 7 linea 66)</text:p>
      <text:p text:style-name="P3">Implementaremos para ver su funcionamiento una página que muestre un div que capture el evento mousemove y como acción incrementaremos un contador para saber la cantidad de veces que se disparó el evento.</text:p>
      <text:p text:style-name="P2">.-Array: eventos: keydown,keyup y keypress (seccion 7 linea 67)</text:p>
      <text:p text:style-name="P3">Para probar el evento keyup implementaremos un programa que permita solo ingresar 140 caracteres y nos informe con un mensaje la cantidad de caracteres disponibles para seguir escribiendo.</text:p>
      <text:p text:style-name="P2">.-Array: evento: change (seccion 7 linea 68)</text:p>
      <text:p text:style-name="P3">Implementaremos una aplicación que muestre un alert cada vez que sucede el evento change para los controles checkbox, radio, select, text y textarea.</text:p>
      <text:p text:style-name="P1">Confeccionar un formulario que muestre un checkbox que cuando se tilde active un botón (el checkbox debe mostrar un mensaje que diga : "Confirma los términos y condiciones?") </text:p>
      <text:p text:style-name="P1"/>
      <text:p text:style-name="P2">.-Array: eventos: focus y blur (seccion 7 linea 69)</text:p>
      <text:p text:style-name="P4">Confeccionar un formulario que muestre dos controles de tipo text. El que está con foco mostrar su texto de color rojo y aquel que no está seleccionado el texto se debe mostrar de color negro.</text:p>
      <text:p text:style-name="Text_20_body"><text:line-break/></text:p>
      <text:p text:style-name="P2">.-Parametro del metodo asociado al addEventListener. <text:s text:c="3"/>(seccion 7 linea 70)</text:p>
      <text:p text:style-name="P2"><text:span text:style-name="T1">Implementaremos un panel con un conjunto de botones que nos permitan ingresar un valor numérico presionando botones.</text:span><text:line-break/><text:span text:style-name="T1">Asociaremos el click de cada botón con una única función.</text:span></text:p>
      <text:p text:style-name="P1"><text:s text:c="4"/>Implementar un tablero de TaTeTi. Asociar el evento click de los 9 botones a una única función. Alternar entre las "X" y "O". Mostrar un mensaje cuando gana un jugador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2:17:31.216291482</meta:creation-date>
    <dc:date>2018-06-11T13:23:24.394294405</dc:date>
    <meta:editing-duration>PT11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588" meta:character-count="3595" meta:non-whitespace-character-count="3016"/>
  </office:meta>
</office:document-meta>
</file>